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i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ZA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af" fo:country="ZA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27cm" fo:margin-left="1.401cm" fo:margin-right="2.25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itles</dc:title>
    <meta:initial-creator>NSC72</meta:initial-creator>
    <meta:creation-date>2009-07-08T12:32:00</meta:creation-date>
    <dc:creator>NSC72</dc:creator>
    <dc:date>2009-07-08T12:32:00</dc:date>
    <meta:editing-cycles>3</meta:editing-cycles>
    <meta:editing-duration>PT00H01M00S</meta:editing-duration>
    <meta:document-statistic meta:table-count="0" meta:image-count="0" meta:object-count="0" meta:page-count="1" meta:paragraph-count="1" meta:word-count="1" meta:character-count="5"/>
    <meta:generator>OpenOffice.org/3.2$Linux OpenOffice.org_project/320m12$Build-9483</meta:generator>
    <meta:user-defined meta:name="Info 1"/>
    <meta:user-defined meta:name="Info 2"/>
    <meta:user-defined meta:name="Info 3"/>
    <meta:user-defined meta:name="Info 4"/>
  </office:meta>
</office:document-meta>
</file>